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106.1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123.65pt"/>
    </style:style>
    <style:style style:name="co5" style:family="table-column">
      <style:table-column-properties fo:break-before="auto" style:column-width="142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wfred_5f_rev5.csv">
      <style:table-properties table:display="true" style:writing-mode="lr-tb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ACE-2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fred_rev5.csv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4" table:default-cell-style-name="ACE-0"/>
        <table:table-column table:style-name="co3" table:default-cell-style-name="ACE-0"/>
        <table:table-column table:style-name="co5" table:default-cell-style-name="ACE-0"/>
        <table:table-column table:style-name="co3" table:number-columns-repeated="250" table:default-cell-style-name="ACE-0"/>
        <table:table-column table:style-name="co6" table:number-columns-repeated="768" table:default-cell-style-name="ACE-0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ID</text:p>
          </table:table-cell>
          <table:table-cell table:style-name="ACE-2" office:value-type="string" calcext:value-type="string">
            <text:p>Price</text:p>
          </table:table-cell>
          <table:table-cell table:style-name="ACE-1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1,S2,S3,S4</text:p>
          </table:table-cell>
          <table:table-cell office:value-type="string" calcext:value-type="string">
            <text:p>Mounting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9mm x 6,5mm</text:p>
          </table:table-cell>
          <table:table-cell office:value-type="string" calcext:value-type="string">
            <text:p>Bauhaus</text:p>
          </table:table-cell>
          <table:table-cell/>
          <table:table-cell table:style-name="ACE-2"/>
          <table:table-cell table:style-name="ACE-1" table:formula="of:=ROUND([.G2]*[.C2];2)" office:value-type="float" office:value="0" calcext:value-type="float">
            <text:p>0.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Housing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pubox 2090</text:p>
          </table:table-cell>
          <table:table-cell office:value-type="string" calcext:value-type="string">
            <text:p>Conrad</text:p>
          </table:table-cell>
          <table:table-cell table:style-name="ACE-3" office:value-type="float" office:value="541214" calcext:value-type="float">
            <text:p>541214</text:p>
          </table:table-cell>
          <table:table-cell table:style-name="ACE-2" office:value-type="float" office:value="2.59" calcext:value-type="float">
            <text:p>2.590 </text:p>
          </table:table-cell>
          <table:table-cell table:style-name="ACE-1" table:formula="of:=ROUND([.G3]*[.C3];2)" office:value-type="float" office:value="2.59" calcext:value-type="float">
            <text:p>2.5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ESP-12E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12E</text:p>
          </table:table-cell>
          <table:table-cell office:value-type="string" calcext:value-type="string">
            <text:p>Elecrow</text:p>
          </table:table-cell>
          <table:table-cell office:value-type="string" calcext:value-type="string">
            <text:p>ESP-12F</text:p>
          </table:table-cell>
          <table:table-cell table:style-name="ACE-2" table:formula="of:=4*1.19" office:value-type="float" office:value="4.76" calcext:value-type="float">
            <text:p>4.760 </text:p>
          </table:table-cell>
          <table:table-cell table:style-name="ACE-1" table:formula="of:=ROUND([.G4]*[.C4];2)" office:value-type="float" office:value="4.76" calcext:value-type="float">
            <text:p>4.7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mm x 35mm x 1.6mm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PCB Service</text:p>
          </table:table-cell>
          <table:table-cell table:style-name="ACE-2" table:formula="of:=20/30" office:value-type="float" office:value="0.666666666666667" calcext:value-type="float">
            <text:p>0.667 </text:p>
          </table:table-cell>
          <table:table-cell table:style-name="ACE-1" table:formula="of:=ROUND([.G5]*[.C5];2)" office:value-type="float" office:value="0.67" calcext:value-type="float">
            <text:p>0.6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10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MICRO-B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105017-0001</text:p>
          </table:table-cell>
          <table:table-cell table:style-name="ACE-2" table:formula="of:=0.681*1.19" office:value-type="float" office:value="0.81039" calcext:value-type="float">
            <text:p>0.810 </text:p>
          </table:table-cell>
          <table:table-cell table:style-name="ACE-1" table:formula="of:=ROUND([.G6]*[.C6];2)" office:value-type="float" office:value="0.81" calcext:value-type="float">
            <text:p>0.8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3,D302,D301,D101,D102</text:p>
          </table:table-cell>
          <table:table-cell office:value-type="string" calcext:value-type="string">
            <text:p>LED Spac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49-ELM-7-3MM</text:p>
          </table:table-cell>
          <table:table-cell table:style-name="ACE-2" table:formula="of:=0.045*1.19" office:value-type="float" office:value="0.05355" calcext:value-type="float">
            <text:p>0.054 </text:p>
          </table:table-cell>
          <table:table-cell table:style-name="ACE-1" table:formula="of:=ROUND([.G7]*[.C7];2)" office:value-type="float" office:value="0.27" calcext:value-type="float">
            <text:p>0.2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4</text:p>
          </table:table-cell>
          <table:table-cell office:value-type="string" calcext:value-type="string">
            <text:p>LED_D5.0mm_Horicontal_FLIPPED_O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41-C543AWMNCCCKK141</text:p>
          </table:table-cell>
          <table:table-cell table:style-name="ACE-2" table:formula="of:=0.167*1.19" office:value-type="float" office:value="0.19873" calcext:value-type="float">
            <text:p>0.199 </text:p>
          </table:table-cell>
          <table:table-cell table:style-name="ACE-1" table:formula="of:=ROUND([.G8]*[.C8];2)" office:value-type="float" office:value="0.2" calcext:value-type="float">
            <text:p>0.2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5</text:p>
          </table:table-cell>
          <table:table-cell office:value-type="string" calcext:value-type="string">
            <text:p>LED_D5.0mm_Horicontal_O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41-C543AWMNCCCKK141</text:p>
          </table:table-cell>
          <table:table-cell table:style-name="ACE-2" table:formula="of:=0.167*1.19" office:value-type="float" office:value="0.19873" calcext:value-type="float">
            <text:p>0.199 </text:p>
          </table:table-cell>
          <table:table-cell table:style-name="ACE-1" table:formula="of:=ROUND([.G9]*[.C9];2)" office:value-type="float" office:value="0.2" calcext:value-type="float">
            <text:p>0.2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101</text:p>
          </table:table-cell>
          <table:table-cell office:value-type="string" calcext:value-type="string">
            <text:p>SOT95P270X145-5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T-2ACI_O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79-MCP73831T-2ACIOT</text:p>
          </table:table-cell>
          <table:table-cell table:style-name="ACE-2" table:formula="of:=0.498*1.19" office:value-type="float" office:value="0.59262" calcext:value-type="float">
            <text:p>0.593 </text:p>
          </table:table-cell>
          <table:table-cell table:style-name="ACE-1" table:formula="of:=ROUND([.G10]*[.C10];2)" office:value-type="float" office:value="0.59" calcext:value-type="float">
            <text:p>0.5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102</text:p>
          </table:table-cell>
          <table:table-cell office:value-type="string" calcext:value-type="string">
            <text:p>SOT95P275X110-5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V8161BSN300T1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63-NCV8161BSN300T1G</text:p>
          </table:table-cell>
          <table:table-cell table:style-name="ACE-2" table:formula="of:=0.489*1.19" office:value-type="float" office:value="0.58191" calcext:value-type="float">
            <text:p>0.582 </text:p>
          </table:table-cell>
          <table:table-cell table:style-name="ACE-1" table:formula="of:=ROUND([.G11]*[.C11];2)" office:value-type="float" office:value="0.58" calcext:value-type="float">
            <text:p>0.5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201</text:p>
          </table:table-cell>
          <table:table-cell office:value-type="string" calcext:value-type="string">
            <text:p>TQFP-32_7x7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A</text:p>
          </table:table-cell>
          <table:table-cell office:value-type="string" calcext:value-type="string">
            <text:p>Reichelt</text:p>
          </table:table-cell>
          <table:table-cell table:style-name="ce3" office:value-type="string" calcext:value-type="string">
            <text:p>ATMEGA 328P-AU </text:p>
          </table:table-cell>
          <table:table-cell table:style-name="ACE-2" office:value-type="float" office:value="1.75" calcext:value-type="float">
            <text:p>1.750 </text:p>
          </table:table-cell>
          <table:table-cell table:style-name="ACE-1" table:formula="of:=ROUND([.G12]*[.C12];2)" office:value-type="float" office:value="1.75" calcext:value-type="float">
            <text:p>1.7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301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2860-2PYD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98-MIC2860-2PYD6TR</text:p>
          </table:table-cell>
          <table:table-cell table:style-name="ACE-2" table:formula="of:=0.338*1.19" office:value-type="float" office:value="0.40222" calcext:value-type="float">
            <text:p>0.402 </text:p>
          </table:table-cell>
          <table:table-cell table:style-name="ACE-1" table:formula="of:=ROUND([.G13]*[.C13];2)" office:value-type="float" office:value="0.4" calcext:value-type="float">
            <text:p>0.4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01</text:p>
          </table:table-cell>
          <table:table-cell office:value-type="string" calcext:value-type="string">
            <text:p>P160KNP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lin P160KNPD-4FC20B10K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58-P160KNP4FC20B10K</text:p>
          </table:table-cell>
          <table:table-cell table:style-name="ACE-2" table:formula="of:=0.629*1.19" office:value-type="float" office:value="0.74851" calcext:value-type="float">
            <text:p>0.749 </text:p>
          </table:table-cell>
          <table:table-cell table:style-name="ACE-1" table:formula="of:=ROUND([.G14]*[.C14];2)" office:value-type="float" office:value="0.75" calcext:value-type="float">
            <text:p>0.7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1</text:p>
          </table:table-cell>
          <table:table-cell office:value-type="string" calcext:value-type="string">
            <text:p>OS102011MS2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O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1-OS102011MS2QN1</text:p>
          </table:table-cell>
          <table:table-cell table:style-name="ACE-2" table:formula="of:=0.341*1.19" office:value-type="float" office:value="0.40579" calcext:value-type="float">
            <text:p>0.406 </text:p>
          </table:table-cell>
          <table:table-cell table:style-name="ACE-1" table:formula="of:=ROUND([.G15]*[.C15];2)" office:value-type="float" office:value="0.41" calcext:value-type="float">
            <text:p>0.4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2</text:p>
          </table:table-cell>
          <table:table-cell office:value-type="string" calcext:value-type="string">
            <text:p>OS102011MS2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O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1-OS102011MS2QN1</text:p>
          </table:table-cell>
          <table:table-cell table:style-name="ACE-2" table:formula="of:=0.341*1.19" office:value-type="float" office:value="0.40579" calcext:value-type="float">
            <text:p>0.406 </text:p>
          </table:table-cell>
          <table:table-cell table:style-name="ACE-1" table:formula="of:=ROUND([.G16]*[.C16];2)" office:value-type="float" office:value="0.41" calcext:value-type="float">
            <text:p>0.4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3</text:p>
          </table:table-cell>
          <table:table-cell office:value-type="string" calcext:value-type="string">
            <text:p>OS102011MS2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O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1-OS102011MS2QN1</text:p>
          </table:table-cell>
          <table:table-cell table:style-name="ACE-2" table:formula="of:=0.341*1.19" office:value-type="float" office:value="0.40579" calcext:value-type="float">
            <text:p>0.406 </text:p>
          </table:table-cell>
          <table:table-cell table:style-name="ACE-1" table:formula="of:=ROUND([.G17]*[.C17];2)" office:value-type="float" office:value="0.41" calcext:value-type="float">
            <text:p>0.4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4</text:p>
          </table:table-cell>
          <table:table-cell office:value-type="string" calcext:value-type="string">
            <text:p>OS102011MS2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O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1-OS102011MS2QN1</text:p>
          </table:table-cell>
          <table:table-cell table:style-name="ACE-2" table:formula="of:=0.341*1.19" office:value-type="float" office:value="0.40579" calcext:value-type="float">
            <text:p>0.406 </text:p>
          </table:table-cell>
          <table:table-cell table:style-name="ACE-1" table:formula="of:=ROUND([.G18]*[.C18];2)" office:value-type="float" office:value="0.41" calcext:value-type="float">
            <text:p>0.4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5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M-65K-V-B</text:p>
          </table:table-cell>
          <table:table-cell table:style-name="ACE-2" table:formula="of:=0.266*1.19" office:value-type="float" office:value="0.31654" calcext:value-type="float">
            <text:p>0.317 </text:p>
          </table:table-cell>
          <table:table-cell table:style-name="ACE-1" table:formula="of:=ROUND([.G19]*[.C19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6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M-65K-V-B</text:p>
          </table:table-cell>
          <table:table-cell table:style-name="ACE-2" table:formula="of:=0.266*1.19" office:value-type="float" office:value="0.31654" calcext:value-type="float">
            <text:p>0.317 </text:p>
          </table:table-cell>
          <table:table-cell table:style-name="ACE-1" table:formula="of:=ROUND([.G20]*[.C20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7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M-65K-V-B</text:p>
          </table:table-cell>
          <table:table-cell table:style-name="ACE-2" table:formula="of:=0.266*1.19" office:value-type="float" office:value="0.31654" calcext:value-type="float">
            <text:p>0.317 </text:p>
          </table:table-cell>
          <table:table-cell table:style-name="ACE-1" table:formula="of:=ROUND([.G21]*[.C21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8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M-65K-V-B</text:p>
          </table:table-cell>
          <table:table-cell table:style-name="ACE-2" table:formula="of:=0.266*1.19" office:value-type="float" office:value="0.31654" calcext:value-type="float">
            <text:p>0.317 </text:p>
          </table:table-cell>
          <table:table-cell table:style-name="ACE-1" table:formula="of:=ROUND([.G22]*[.C22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9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M-65K-V-B</text:p>
          </table:table-cell>
          <table:table-cell table:style-name="ACE-2" table:formula="of:=0.266*1.19" office:value-type="float" office:value="0.31654" calcext:value-type="float">
            <text:p>0.317 </text:p>
          </table:table-cell>
          <table:table-cell table:style-name="ACE-1" table:formula="of:=ROUND([.G23]*[.C23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10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M-65K-V-B</text:p>
          </table:table-cell>
          <table:table-cell table:style-name="ACE-2" table:formula="of:=0.266*1.19" office:value-type="float" office:value="0.31654" calcext:value-type="float">
            <text:p>0.317 </text:p>
          </table:table-cell>
          <table:table-cell table:style-name="ACE-1" table:formula="of:=ROUND([.G24]*[.C24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11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M65YVB</text:p>
          </table:table-cell>
          <table:table-cell table:style-name="ACE-2" table:formula="of:=0.288*1.19" office:value-type="float" office:value="0.34272" calcext:value-type="float">
            <text:p>0.343 </text:p>
          </table:table-cell>
          <table:table-cell table:style-name="ACE-1" table:formula="of:=ROUND([.G25]*[.C25];2)" office:value-type="float" office:value="0.34" calcext:value-type="float">
            <text:p>0.34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12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O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M65RVB</text:p>
          </table:table-cell>
          <table:table-cell table:style-name="ACE-2" table:formula="of:=0.279*1.19" office:value-type="float" office:value="0.33201" calcext:value-type="float">
            <text:p>0.332 </text:p>
          </table:table-cell>
          <table:table-cell table:style-name="ACE-1" table:formula="of:=ROUND([.G26]*[.C26];2)" office:value-type="float" office:value="0.33" calcext:value-type="float">
            <text:p>0.3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13</text:p>
          </table:table-cell>
          <table:table-cell office:value-type="string" calcext:value-type="string">
            <text:p>100SP1T1B1M1Q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11</text:p>
          </table:table-cell>
          <table:table-cell table:style-name="ACE-2" table:formula="of:=2.13*1.19" office:value-type="float" office:value="2.5347" calcext:value-type="float">
            <text:p>2.535 </text:p>
          </table:table-cell>
          <table:table-cell table:style-name="ACE-1" table:formula="of:=ROUND([.G27]*[.C27];2)" office:value-type="float" office:value="2.53" calcext:value-type="float">
            <text:p>2.5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14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M-65K-V-B</text:p>
          </table:table-cell>
          <table:table-cell table:style-name="ACE-2" table:formula="of:=0.266*1.19" office:value-type="float" office:value="0.31654" calcext:value-type="float">
            <text:p>0.317 </text:p>
          </table:table-cell>
          <table:table-cell table:style-name="ACE-1" table:formula="of:=ROUND([.G28]*[.C28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15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M-65K-V-B</text:p>
          </table:table-cell>
          <table:table-cell table:style-name="ACE-2" table:formula="of:=0.266*1.19" office:value-type="float" office:value="0.31654" calcext:value-type="float">
            <text:p>0.317 </text:p>
          </table:table-cell>
          <table:table-cell table:style-name="ACE-1" table:formula="of:=ROUND([.G29]*[.C29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16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13-DTSM-65K-V-B</text:p>
          </table:table-cell>
          <table:table-cell table:style-name="ACE-2" table:formula="of:=0.266*1.19" office:value-type="float" office:value="0.31654" calcext:value-type="float">
            <text:p>0.317 </text:p>
          </table:table-cell>
          <table:table-cell table:style-name="ACE-1" table:formula="of:=ROUND([.G30]*[.C30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201</text:p>
          </table:table-cell>
          <table:table-cell office:value-type="string" calcext:value-type="string">
            <text:p>Crystal_SMD_TXC_7M-4pin_3.2x2.5mm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7456MHz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49-LFXTAL036338CUTT</text:p>
          </table:table-cell>
          <table:table-cell table:style-name="ACE-2" table:formula="of:=0.515*1.19" office:value-type="float" office:value="0.61285" calcext:value-type="float">
            <text:p>0.613 </text:p>
          </table:table-cell>
          <table:table-cell table:style-name="ACE-1" table:formula="of:=ROUND([.G31]*[.C31];2)" office:value-type="float" office:value="0.61" calcext:value-type="float">
            <text:p>0.6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2,C101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5R-G0805 4,7</text:p>
          </table:table-cell>
          <table:table-cell table:style-name="ACE-2" office:value-type="float" office:value="0.06" calcext:value-type="float">
            <text:p>0.060 </text:p>
          </table:table-cell>
          <table:table-cell table:style-name="ACE-1" table:formula="of:=ROUND([.G32]*[.C32];2)" office:value-type="float" office:value="0.12" calcext:value-type="float">
            <text:p>0.1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5,C103,C302</text:p>
          </table:table-cell>
          <table:table-cell office:value-type="string" calcext:value-type="string">
            <text:p>C_0805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805 1,0/25</text:p>
          </table:table-cell>
          <table:table-cell table:style-name="ACE-2" office:value-type="float" office:value="0.07" calcext:value-type="float">
            <text:p>0.070 </text:p>
          </table:table-cell>
          <table:table-cell table:style-name="ACE-1" table:formula="of:=ROUND([.G33]*[.C33];2)" office:value-type="float" office:value="0.21" calcext:value-type="float">
            <text:p>0.2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06,C205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NPO-G0805 22P</text:p>
          </table:table-cell>
          <table:table-cell table:style-name="ACE-2" office:value-type="float" office:value="0.02" calcext:value-type="float">
            <text:p>0.020 </text:p>
          </table:table-cell>
          <table:table-cell table:style-name="ACE-1" table:formula="of:=ROUND([.G34]*[.C34];2)" office:value-type="float" office:value="0.04" calcext:value-type="float">
            <text:p>0.04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401,C203,C202,C201,C207</text:p>
          </table:table-cell>
          <table:table-cell office:value-type="string" calcext:value-type="string">
            <text:p>C_0805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EM X7R0805 100N</text:p>
          </table:table-cell>
          <table:table-cell table:style-name="ACE-2" office:value-type="float" office:value="0.04" calcext:value-type="float">
            <text:p>0.040 </text:p>
          </table:table-cell>
          <table:table-cell table:style-name="ACE-1" table:formula="of:=ROUND([.G35]*[.C35];2)" office:value-type="float" office:value="0.2" calcext:value-type="float">
            <text:p>0.2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402,C301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5R-G0805 22/6</text:p>
          </table:table-cell>
          <table:table-cell table:style-name="ACE-2" office:value-type="float" office:value="0.15" calcext:value-type="float">
            <text:p>0.150 </text:p>
          </table:table-cell>
          <table:table-cell table:style-name="ACE-1" table:formula="of:=ROUND([.G36]*[.C36];2)" office:value-type="float" office:value="0.3" calcext:value-type="float">
            <text:p>0.3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403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5R-G0805 100/6</text:p>
          </table:table-cell>
          <table:table-cell table:style-name="ACE-2" office:value-type="float" office:value="0.25" calcext:value-type="float">
            <text:p>0.250 </text:p>
          </table:table-cell>
          <table:table-cell table:style-name="ACE-1" table:formula="of:=ROUND([.G37]*[.C37];2)" office:value-type="float" office:value="0.25" calcext:value-type="float">
            <text:p>0.2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01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- re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RT</text:p>
          </table:table-cell>
          <table:table-cell table:style-name="ACE-2" office:value-type="float" office:value="0.07" calcext:value-type="float">
            <text:p>0.070 </text:p>
          </table:table-cell>
          <table:table-cell table:style-name="ACE-1" table:formula="of:=ROUND([.G38]*[.C38];2)" office:value-type="float" office:value="0.07" calcext:value-type="float">
            <text:p>0.0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02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- gree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GN</text:p>
          </table:table-cell>
          <table:table-cell table:style-name="ACE-2" office:value-type="float" office:value="0.07" calcext:value-type="float">
            <text:p>0.070 </text:p>
          </table:table-cell>
          <table:table-cell table:style-name="ACE-1" table:formula="of:=ROUND([.G39]*[.C39];2)" office:value-type="float" office:value="0.07" calcext:value-type="float">
            <text:p>0.0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01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4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AR 43 SMD</text:p>
          </table:table-cell>
          <table:table-cell table:style-name="ACE-2" office:value-type="float" office:value="0.04" calcext:value-type="float">
            <text:p>0.040 </text:p>
          </table:table-cell>
          <table:table-cell table:style-name="ACE-1" table:formula="of:=ROUND([.G40]*[.C40];2)" office:value-type="float" office:value="0.04" calcext:value-type="float">
            <text:p>0.04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1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P - re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RT</text:p>
          </table:table-cell>
          <table:table-cell table:style-name="ACE-2" office:value-type="float" office:value="0.07" calcext:value-type="float">
            <text:p>0.070 </text:p>
          </table:table-cell>
          <table:table-cell table:style-name="ACE-1" table:formula="of:=ROUND([.G41]*[.C41];2)" office:value-type="float" office:value="0.07" calcext:value-type="float">
            <text:p>0.0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2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 - gree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GN</text:p>
          </table:table-cell>
          <table:table-cell table:style-name="ACE-2" office:value-type="float" office:value="0.07" calcext:value-type="float">
            <text:p>0.070 </text:p>
          </table:table-cell>
          <table:table-cell table:style-name="ACE-1" table:formula="of:=ROUND([.G42]*[.C42];2)" office:value-type="float" office:value="0.07" calcext:value-type="float">
            <text:p>0.0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RSE - gree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GN</text:p>
          </table:table-cell>
          <table:table-cell table:style-name="ACE-2" office:value-type="float" office:value="0.07" calcext:value-type="float">
            <text:p>0.070 </text:p>
          </table:table-cell>
          <table:table-cell table:style-name="ACE-1" table:formula="of:=ROUND([.G43]*[.C43];2)" office:value-type="float" office:value="0.07" calcext:value-type="float">
            <text:p>0.0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a</text:p>
          </table:table-cell>
          <table:table-cell office:value-type="string" calcext:value-type="string">
            <text:p>Housing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pubox 209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P 2090 SW</text:p>
          </table:table-cell>
          <table:table-cell table:style-name="ACE-2" office:value-type="float" office:value="2.3" calcext:value-type="float">
            <text:p>2.300 </text:p>
          </table:table-cell>
          <table:table-cell table:style-name="ACE-1" table:formula="of:=ROUND([.G44]*[.C44];2)" office:value-type="float" office:value="2.3" calcext:value-type="float">
            <text:p>2.3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,J2</text:p>
          </table:table-cell>
          <table:table-cell office:value-type="string" calcext:value-type="string">
            <text:p>Jump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JUMPER 2,54 SW</text:p>
          </table:table-cell>
          <table:table-cell table:style-name="ACE-2" office:value-type="float" office:value="0.01" calcext:value-type="float">
            <text:p>0.010 </text:p>
          </table:table-cell>
          <table:table-cell table:style-name="ACE-1" table:formula="of:=ROUND([.G45]*[.C45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1a</text:p>
          </table:table-cell>
          <table:table-cell office:value-type="string" calcext:value-type="string">
            <text:p>Potentiometer Knob sil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m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NOPF 24-6 AL</text:p>
          </table:table-cell>
          <table:table-cell table:style-name="ACE-2" office:value-type="float" office:value="2.45" calcext:value-type="float">
            <text:p>2.450 </text:p>
          </table:table-cell>
          <table:table-cell table:style-name="ACE-1" table:formula="of:=ROUND([.G46]*[.C46];2)" office:value-type="float" office:value="2.45" calcext:value-type="float">
            <text:p>2.4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40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_ESP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L 1X40G 2,54 (1/10)</text:p>
          </table:table-cell>
          <table:table-cell table:style-name="ACE-2" office:value-type="float" office:value="0.02" calcext:value-type="float">
            <text:p>0.020 </text:p>
          </table:table-cell>
          <table:table-cell table:style-name="ACE-1" table:formula="of:=ROUND([.G47]*[.C47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402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_AV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L 1X40G 2,54 (1/10)</text:p>
          </table:table-cell>
          <table:table-cell table:style-name="ACE-2" office:value-type="float" office:value="0.02" calcext:value-type="float">
            <text:p>0.020 </text:p>
          </table:table-cell>
          <table:table-cell table:style-name="ACE-1" table:formula="of:=ROUND([.G48]*[.C48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01</text:p>
          </table:table-cell>
          <table:table-cell office:value-type="string" calcext:value-type="string">
            <text:p>Pin_Header_Angled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X40W 2,54 (1/20)</text:p>
          </table:table-cell>
          <table:table-cell table:style-name="ACE-2" office:value-type="float" office:value="0.011" calcext:value-type="float">
            <text:p>0.011 </text:p>
          </table:table-cell>
          <table:table-cell table:style-name="ACE-1" table:formula="of:=ROUND([.G49]*[.C49];2)" office:value-type="float" office:value="0.01" calcext:value-type="float">
            <text:p>0.0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201</text:p>
          </table:table-cell>
          <table:table-cell office:value-type="string" calcext:value-type="string">
            <text:p>Pin_Header_Straight_2x03_Pitch2.54mm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2X40G SMD2,54 (1/10)</text:p>
          </table:table-cell>
          <table:table-cell table:style-name="ACE-2" office:value-type="float" office:value="0.17" calcext:value-type="float">
            <text:p>0.170 </text:p>
          </table:table-cell>
          <table:table-cell table:style-name="ACE-1" table:formula="of:=ROUND([.G50]*[.C50];2)" office:value-type="float" office:value="0.17" calcext:value-type="float">
            <text:p>0.1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401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_BOOTLOA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L 1X40G 2,54 (1/20)</text:p>
          </table:table-cell>
          <table:table-cell table:style-name="ACE-2" office:value-type="float" office:value="0.01" calcext:value-type="float">
            <text:p>0.010 </text:p>
          </table:table-cell>
          <table:table-cell table:style-name="ACE-1" table:formula="of:=ROUND([.G51]*[.C51];2)" office:value-type="float" office:value="0.01" calcext:value-type="float">
            <text:p>0.0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01,R102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680</text:p>
          </table:table-cell>
          <table:table-cell table:style-name="ACE-2" office:value-type="float" office:value="0.015" calcext:value-type="float">
            <text:p>0.015 </text:p>
          </table:table-cell>
          <table:table-cell table:style-name="ACE-1" table:formula="of:=ROUND([.G52]*[.C52];2)" office:value-type="float" office:value="0.03" calcext:value-type="float">
            <text:p>0.0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2,20K</text:p>
          </table:table-cell>
          <table:table-cell table:style-name="ACE-2" office:value-type="float" office:value="0.015" calcext:value-type="float">
            <text:p>0.015 </text:p>
          </table:table-cell>
          <table:table-cell table:style-name="ACE-1" table:formula="of:=ROUND([.G53]*[.C53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4,70K</text:p>
          </table:table-cell>
          <table:table-cell table:style-name="ACE-2" office:value-type="float" office:value="0.15" calcext:value-type="float">
            <text:p>0.150 </text:p>
          </table:table-cell>
          <table:table-cell table:style-name="ACE-1" table:formula="of:=ROUND([.G54]*[.C54];2)" office:value-type="float" office:value="0.15" calcext:value-type="float">
            <text:p>0.1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04,R303,R302,R204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220</text:p>
          </table:table-cell>
          <table:table-cell table:style-name="ACE-2" office:value-type="float" office:value="0.015" calcext:value-type="float">
            <text:p>0.015 </text:p>
          </table:table-cell>
          <table:table-cell table:style-name="ACE-1" table:formula="of:=ROUND([.G55]*[.C55];2)" office:value-type="float" office:value="0.06" calcext:value-type="float">
            <text:p>0.0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15,0K</text:p>
          </table:table-cell>
          <table:table-cell table:style-name="ACE-2" office:value-type="float" office:value="0.015" calcext:value-type="float">
            <text:p>0.015 </text:p>
          </table:table-cell>
          <table:table-cell table:style-name="ACE-1" table:formula="of:=ROUND([.G56]*[.C56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405,R404,R403,R201,R104</text:p>
          </table:table-cell>
          <table:table-cell office:value-type="string" calcext:value-type="string">
            <text:p>C_0805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10,0K</text:p>
          </table:table-cell>
          <table:table-cell table:style-name="ACE-2" office:value-type="float" office:value="0.015" calcext:value-type="float">
            <text:p>0.015 </text:p>
          </table:table-cell>
          <table:table-cell table:style-name="ACE-1" table:formula="of:=ROUND([.G57]*[.C57];2)" office:value-type="float" office:value="0.08" calcext:value-type="float">
            <text:p>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 battery 1700mAh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CCU-LP103058/CL</text:p>
          </table:table-cell>
          <table:table-cell table:style-name="ACE-2" office:value-type="float" office:value="12.1" calcext:value-type="float">
            <text:p>12.100 </text:p>
          </table:table-cell>
          <table:table-cell table:style-name="ACE-1" table:formula="of:=ROUND([.G58]*[.C58];2)" office:value-type="float" office:value="12.1" calcext:value-type="float">
            <text:p>12.1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1b</text:p>
          </table:table-cell>
          <table:table-cell office:value-type="string" calcext:value-type="string">
            <text:p>Potentiometer Knob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24/6SW</text:p>
          </table:table-cell>
          <table:table-cell table:style-name="ACE-2" table:formula="of:=192/100*1.19" office:value-type="float" office:value="2.2848" calcext:value-type="float">
            <text:p>2.285 </text:p>
          </table:table-cell>
          <table:table-cell table:style-name="ACE-1" table:formula="of:=ROUND([.G59]*[.C59];2)" office:value-type="float" office:value="2.28" calcext:value-type="float">
            <text:p>2.28 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ACE-2"/>
          <table:table-cell table:style-name="ACE-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number-columns-repeated="4"/>
          <table:table-cell table:style-name="ACE-2"/>
          <table:table-cell table:style-name="ACE-1" table:formula="of:=SUM([.H2:.H59])" office:value-type="float" office:value="43.15" calcext:value-type="float">
            <text:p>43.15 </text:p>
          </table:table-cell>
          <table:table-cell table:number-columns-repeated="1016"/>
        </table:table-row>
        <table:table-row table:style-name="ro1" table:number-rows-repeated="65481">
          <table:table-cell table:number-columns-repeated="6"/>
          <table:table-cell table:style-name="ACE-2"/>
          <table:table-cell table:style-name="ACE-1"/>
          <table:table-cell table:number-columns-repeated="1016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fred_rev5.csv'.$A$1" table:expression="#REF!"/>
          <table:named-expression table:name="Sheet_Title" table:base-cell-address="$'wfred_rev5.csv'.$A$1" table:expression="&quot;wfred_rev5.csv&quot;"/>
        </table:named-expressions>
      </table:table>
      <table:named-expressions>
        <table:named-range table:name="__Anonymous_Sheet_DB__0" table:base-cell-address="$'wfred_rev5.csv'.$A$1" table:cell-range-address="$'wfred_rev5.csv'.$A$1:.$AMJ$1048576"/>
      </table:named-expressions>
      <table:database-ranges>
        <table:database-range table:name="__Anonymous_Sheet_DB__0" table:target-range-address="'wfred_rev5.csv'.A1:'wfred_rev5.csv'.H5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</number:text>
    </number:number-style>
    <number:number-style style:name="N122">
      <number:number number:decimal-places="3" loext:min-decimal-places="3" number:min-integer-digits="1"/>
      <number:text> </number:text>
    </number:number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 annotations_at_end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wfred_5f_rev5.csv" style:display-name="wfred_rev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22:11:07.529617028</dc:date>
    <meta:print-date>2019-09-12T19:15:18Z</meta:print-date>
    <meta:creation-date>2019-03-14T20:07:53Z</meta:creation-date>
    <meta:editing-cycles>6</meta:editing-cycles>
    <meta:editing-duration>PT1H13M35S</meta:editing-duration>
    <meta:generator>LibreOffice/6.2.8.2$Linux_X86_64 LibreOffice_project/20$Build-2</meta:generator>
    <meta:document-statistic meta:table-count="1" meta:cell-count="471" meta:object-count="0"/>
    <meta:user-defined meta:name="meta:print-date" meta:value-type="date">2019-05-04T12:59:09Z</meta:user-defined>
  </office:meta>
</office:document-meta>
</file>